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RequestMatchersIntegration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RequestMatchersIntegrationTests.i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RequestMatchersIntegrationTests.i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RequestMatchersIntegrationTests.i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RequestMatchersIntegrationTests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IntegrationTests.hamcrestMatchersWithParameterizedJson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RequestMatchersIntegration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RequestMatchersIntegrationTests.is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RequestMatchersIntegrationTests.hamcres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RequestMatchersIntegrationTests.executeAnd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